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fo:background-color="transparent">
        <style:background-image/>
      </style:table-properties>
    </style:style>
    <style:style style:name="Tabla1.A" style:family="table-column">
      <style:table-column-properties style:column-width="4.249cm"/>
    </style:style>
    <style:style style:name="Tabla1.B" style:family="table-column">
      <style:table-column-properties style:column-width="4.251cm"/>
    </style:style>
    <style:style style:name="Tabla1.D" style:family="table-column">
      <style:table-column-properties style:column-width="4.263cm"/>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fo:background-color="transparent">
        <style:background-image/>
      </style:table-row-properties>
    </style:style>
    <style:style style:name="Tabla1.A2" style:family="table-cell">
      <style:table-cell-properties fo:background-color="#ff6d6d" fo:padding="0.097cm" fo:border-left="0.5pt solid #000000" fo:border-right="none" fo:border-top="none" fo:border-bottom="0.5pt solid #000000">
        <style:background-image/>
      </style:table-cell-properties>
    </style:style>
    <style:style style:name="Tabla1.D2" style:family="table-cell">
      <style:table-cell-properties fo:background-color="#ff6d6d" fo:padding="0.097cm" fo:border-left="0.5pt solid #000000" fo:border-right="0.5pt solid #000000" fo:border-top="none" fo:border-bottom="0.5pt solid #000000">
        <style:background-image/>
      </style:table-cell-properties>
    </style:style>
    <style:style style:name="Tabla1.A4" style:family="table-cell">
      <style:table-cell-properties fo:background-color="#729fcf" fo:padding="0.097cm" fo:border-left="0.5pt solid #000000" fo:border-right="none" fo:border-top="none" fo:border-bottom="0.5pt solid #000000">
        <style:background-image/>
      </style:table-cell-properties>
    </style:style>
    <style:style style:name="Tabla1.D4" style:family="table-cell">
      <style:table-cell-properties fo:background-color="#729fcf"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28pt" officeooo:rsid="00008396" officeooo:paragraph-rsid="00008396" style:font-size-asian="24.5pt" style:font-size-complex="28pt"/>
    </style:style>
    <style:style style:name="P2" style:family="paragraph" style:parent-style-name="Standard">
      <style:text-properties fo:font-size="24pt" officeooo:rsid="00008396" officeooo:paragraph-rsid="00008396" style:font-size-asian="21pt" style:font-size-complex="24pt"/>
    </style:style>
    <style:style style:name="P3" style:family="paragraph" style:parent-style-name="Standard">
      <style:text-properties fo:font-size="16pt" officeooo:rsid="00008396" officeooo:paragraph-rsid="00008396" style:font-size-asian="14pt" style:font-size-complex="16pt"/>
    </style:style>
    <style:style style:name="P4" style:family="paragraph" style:parent-style-name="Standard">
      <style:text-properties fo:font-size="12pt" officeooo:rsid="00008396" officeooo:paragraph-rsid="00008396" style:font-size-asian="10.5pt" style:font-size-complex="12pt"/>
    </style:style>
    <style:style style:name="P5" style:family="paragraph" style:parent-style-name="Table_20_Contents">
      <style:text-properties fo:font-size="12pt" officeooo:rsid="00008396" officeooo:paragraph-rsid="00008396" style:font-size-asian="10.5pt" style:font-size-complex="12pt"/>
    </style:style>
    <style:style style:name="P6" style:family="paragraph" style:parent-style-name="Standard">
      <style:text-properties fo:font-size="12pt" officeooo:rsid="00008396" officeooo:paragraph-rsid="00008396" fo:background-color="transparent" style:font-size-asian="10.5pt" style:font-size-complex="12pt"/>
    </style:style>
    <style:style style:name="P7" style:family="paragraph" style:parent-style-name="Table_20_Contents">
      <style:text-properties fo:font-size="12pt" officeooo:rsid="00008396" officeooo:paragraph-rsid="00008396" fo:background-color="transparent" style:font-size-asian="10.5pt" style:font-size-complex="12pt"/>
    </style:style>
    <style:style style:name="P8" style:family="paragraph" style:parent-style-name="Standard">
      <style:text-properties fo:font-size="12pt" officeooo:rsid="00021bdb" officeooo:paragraph-rsid="00021bdb" fo:background-color="transparent" style:font-size-asian="10.5pt" style:font-size-complex="12pt"/>
    </style:style>
    <style:style style:name="P9" style:family="paragraph" style:parent-style-name="Standard">
      <style:text-properties fo:font-size="12pt" officeooo:rsid="0004b230" officeooo:paragraph-rsid="0004b230" fo:background-color="transparent" style:font-size-asian="10.5pt" style:font-size-complex="12pt"/>
    </style:style>
    <style:style style:name="P10" style:family="paragraph" style:parent-style-name="Standard">
      <style:text-properties fo:font-size="12pt" officeooo:rsid="0004b230" officeooo:paragraph-rsid="00134046" fo:background-color="transparent" style:font-size-asian="10.5pt" style:font-size-complex="12pt"/>
    </style:style>
    <style:style style:name="P11" style:family="paragraph" style:parent-style-name="Standard">
      <style:text-properties fo:font-size="12pt" officeooo:rsid="000665b0" officeooo:paragraph-rsid="000665b0" fo:background-color="transparent" style:font-size-asian="10.5pt" style:font-size-complex="12pt"/>
    </style:style>
    <style:style style:name="P12" style:family="paragraph" style:parent-style-name="Table_20_Contents">
      <style:text-properties fo:font-size="12pt" officeooo:rsid="00008396" officeooo:paragraph-rsid="00008396" fo:background-color="#ff6d6d" style:font-size-asian="10.5pt" style:font-size-complex="12pt"/>
    </style:style>
    <style:style style:name="P13" style:family="paragraph" style:parent-style-name="Standard">
      <style:text-properties fo:font-size="12pt" officeooo:rsid="00008396" officeooo:paragraph-rsid="00008396" fo:background-color="#ffff00" style:font-size-asian="10.5pt" style:font-size-complex="12pt"/>
    </style:style>
    <style:style style:name="P14" style:family="paragraph" style:parent-style-name="Table_20_Contents">
      <style:text-properties officeooo:paragraph-rsid="00008396"/>
    </style:style>
    <style:style style:name="P15" style:family="paragraph" style:parent-style-name="Standard">
      <style:text-properties fo:font-size="14pt" officeooo:rsid="0004b230" officeooo:paragraph-rsid="0004b230" fo:background-color="transparent" style:font-size-asian="14pt" style:font-size-complex="14pt"/>
    </style:style>
    <style:style style:name="P16" style:family="paragraph" style:parent-style-name="Standard">
      <style:text-properties fo:font-size="14pt" officeooo:rsid="00008396" officeooo:paragraph-rsid="00008396" style:font-size-asian="14pt" style:font-size-complex="14pt"/>
    </style:style>
    <style:style style:name="P17" style:family="paragraph" style:parent-style-name="Standard">
      <style:text-properties fo:font-size="12pt" style:text-underline-style="solid" style:text-underline-width="auto" style:text-underline-color="font-color" officeooo:rsid="00151bd5" officeooo:paragraph-rsid="0004b230" fo:background-color="transparent" style:font-size-asian="10.5pt" style:font-size-complex="12pt"/>
    </style:style>
    <style:style style:name="P18" style:family="paragraph" style:parent-style-name="Standard">
      <style:text-properties fo:font-size="12pt" style:text-underline-style="none" officeooo:rsid="00151bd5" officeooo:paragraph-rsid="00151bd5" fo:background-color="transparent" style:font-size-asian="10.5pt" style:font-size-complex="12pt"/>
    </style:style>
    <style:style style:name="P19" style:family="paragraph" style:parent-style-name="Standard">
      <style:text-properties fo:font-size="12pt" style:text-underline-style="none" officeooo:rsid="0016a53b" officeooo:paragraph-rsid="0016a53b" fo:background-color="transparent" style:font-size-asian="10.5pt" style:font-size-complex="12pt"/>
    </style:style>
    <style:style style:name="P20" style:family="paragraph" style:parent-style-name="Standard">
      <style:text-properties fo:font-size="12pt" style:text-underline-style="none" officeooo:rsid="001b61f4" officeooo:paragraph-rsid="001b61f4" fo:background-color="transparent" style:font-size-asian="10.5pt" style:font-size-complex="12pt"/>
    </style:style>
    <style:style style:name="P21" style:family="paragraph" style:parent-style-name="Standard">
      <style:text-properties fo:font-size="12pt" style:text-underline-style="none" officeooo:rsid="002010b3" officeooo:paragraph-rsid="002010b3" fo:background-color="transparent" style:font-size-asian="10.5pt" style:font-size-complex="12pt"/>
    </style:style>
    <style:style style:name="T1" style:family="text">
      <style:text-properties fo:background-color="#ffff00" loext:char-shading-value="0"/>
    </style:style>
    <style:style style:name="T2" style:family="text">
      <style:text-properties officeooo:rsid="00021bdb"/>
    </style:style>
    <style:style style:name="T3" style:family="text">
      <style:text-properties fo:background-color="#729fcf" loext:char-shading-value="0"/>
    </style:style>
    <style:style style:name="T4" style:family="text">
      <style:text-properties fo:background-color="#729fcf" loext:char-shading-value="0"/>
    </style:style>
    <style:style style:name="T5" style:family="text">
      <style:text-properties officeooo:rsid="001d05c4" fo:background-color="#729fcf" loext:char-shading-value="0"/>
    </style:style>
    <style:style style:name="T6" style:family="text">
      <style:text-properties officeooo:rsid="001eefdf" fo:background-color="#729fcf" loext:char-shading-value="0"/>
    </style:style>
    <style:style style:name="T7" style:family="text">
      <style:text-properties style:text-underline-style="none"/>
    </style:style>
    <style:style style:name="T8" style:family="text">
      <style:text-properties style:text-underline-style="none" officeooo:rsid="00079d41"/>
    </style:style>
    <style:style style:name="T9" style:family="text">
      <style:text-properties style:text-underline-style="none" officeooo:rsid="00091953"/>
    </style:style>
    <style:style style:name="T10" style:family="text">
      <style:text-properties officeooo:rsid="000b0863"/>
    </style:style>
    <style:style style:name="T11" style:family="text">
      <style:text-properties officeooo:rsid="000b4439"/>
    </style:style>
    <style:style style:name="T12" style:family="text">
      <style:text-properties officeooo:rsid="000f7a10"/>
    </style:style>
    <style:style style:name="T13" style:family="text">
      <style:text-properties officeooo:rsid="001010f8"/>
    </style:style>
    <style:style style:name="T14" style:family="text">
      <style:text-properties officeooo:rsid="00131db1"/>
    </style:style>
    <style:style style:name="T15" style:family="text">
      <style:text-properties officeooo:rsid="001874c6"/>
    </style:style>
    <style:style style:name="T16" style:family="text">
      <style:text-properties officeooo:rsid="001962bf"/>
    </style:style>
    <style:style style:name="T17" style:family="text">
      <style:text-properties officeooo:rsid="001d05c4"/>
    </style:style>
    <style:style style:name="T18" style:family="text">
      <style:text-properties officeooo:rsid="002010b3"/>
    </style:style>
    <style:style style:name="T19" style:family="text">
      <style:text-properties officeooo:rsid="0020bd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Paralelos</text:p>
      <text:p text:style-name="P2">Corrección de Entrega 1</text:p>
      <text:p text:style-name="P3">Grupo 12; Juan Andrés Geido</text:p>
      <text:p text:style-name="P3"/>
      <text:p text:style-name="P4">Este documento presenta las correcciones de los errores nombrados en el coloquio. <text:span text:style-name="T2">No estaba seguro de si debería presentarlo como un documento nuevo o como una edición sobre el original, así que hice la corrección acá e incluyo el documento original en el comprimido para usar como referencia.</text:span></text:p>
      <text:p text:style-name="P3"/>
      <text:p text:style-name="P16">Punto 1.</text:p>
      <text:p text:style-name="P4"/>
      <text:p text:style-name="P4">En el coloquio se menciono que se habría visto mayor efecto de los cambios entre las versiones de Quadatric de haber utilizado distintos niveles de Times, por lo cual voy a testear esta vez con times de <text:span text:style-name="T1">10</text:span>, <text:span text:style-name="T1">100</text:span> y <text:span text:style-name="T1">1000</text:span>, en todos con <text:span text:style-name="T1">N = 10000000</text:span></text:p>
      <text:p text:style-name="P13"/>
      <text:p text:style-name="P6">En quadatric1 no se verán cambios ya que no es un test de tiempo de ejecución, si no de precisión. <text:span text:style-name="T2">Este mostraba, como indicado en la entrega original, que el valor double da un resultado mas exacto que el valor float.</text:span></text:p>
      <text:p text:style-name="P6"/>
      <text:p text:style-name="P8">En cuanto a los tiempos de ejecución:</text:p>
      <text:p text:style-name="P4"/>
      <text:p text:style-name="P6">Con fondo rojo, maquina local.</text:p>
      <text:p text:style-name="P6">Con fondo azul, el cluster.</text:p>
      <text:p text:style-name="P6"/>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5">TIMES</text:p>
          </table:table-cell>
          <table:table-cell table:style-name="Tabla1.A1" office:value-type="string">
            <text:p text:style-name="P5">10</text:p>
          </table:table-cell>
          <table:table-cell table:style-name="Tabla1.A1" office:value-type="string">
            <text:p text:style-name="P5">100</text:p>
          </table:table-cell>
          <table:table-cell table:style-name="Tabla1.D1" office:value-type="string">
            <text:p text:style-name="P5">1000</text:p>
          </table:table-cell>
        </table:table-row>
        <table:table-row table:style-name="Tabla1.2">
          <table:table-cell table:style-name="Tabla1.A2" office:value-type="string">
            <text:p text:style-name="P12">Quadatric2.c</text:p>
          </table:table-cell>
          <table:table-cell table:style-name="Tabla1.A2" office:value-type="string">
            <text:p text:style-name="P12">Double: 0.158192</text:p>
            <text:p text:style-name="P12">Float: 0.194350</text:p>
          </table:table-cell>
          <table:table-cell table:style-name="Tabla1.A2" office:value-type="string">
            <text:p text:style-name="P12">Double: 1.585805</text:p>
            <text:p text:style-name="P12">Float: 1.950671</text:p>
          </table:table-cell>
          <table:table-cell table:style-name="Tabla1.D2" office:value-type="string">
            <text:p text:style-name="P12">Double: 16.088816</text:p>
            <text:p text:style-name="P12">Float: 19.786324</text:p>
          </table:table-cell>
        </table:table-row>
        <table:table-row table:style-name="Tabla1.2">
          <table:table-cell table:style-name="Tabla1.A2" office:value-type="string">
            <text:p text:style-name="P12">Quadatric3.c</text:p>
          </table:table-cell>
          <table:table-cell table:style-name="Tabla1.A2" office:value-type="string">
            <text:p text:style-name="P14">Double: 0.159336</text:p>
            <text:p text:style-name="P14">Float: 0.130111</text:p>
          </table:table-cell>
          <table:table-cell table:style-name="Tabla1.A2" office:value-type="string">
            <text:p text:style-name="P12">Double: 1.585805</text:p>
            <text:p text:style-name="P12">Float: 1.950671</text:p>
          </table:table-cell>
          <table:table-cell table:style-name="Tabla1.D2" office:value-type="string">
            <text:p text:style-name="P14">Double: 16.860916</text:p>
            <text:p text:style-name="P14">Float: 12.634313</text:p>
          </table:table-cell>
        </table:table-row>
        <table:table-row table:style-name="Tabla1.2">
          <table:table-cell table:style-name="Tabla1.A4" office:value-type="string">
            <text:p text:style-name="P7">Quadatric2.c</text:p>
          </table:table-cell>
          <table:table-cell table:style-name="Tabla1.A4" office:value-type="string">
            <text:p text:style-name="P7">Double: 0.220778</text:p>
            <text:p text:style-name="P7">Float: 0.314899</text:p>
          </table:table-cell>
          <table:table-cell table:style-name="Tabla1.A4" office:value-type="string">
            <text:p text:style-name="P7">Double: 2.086008</text:p>
            <text:p text:style-name="P7">Float: 3.155912</text:p>
          </table:table-cell>
          <table:table-cell table:style-name="Tabla1.D4" office:value-type="string">
            <text:p text:style-name="P14">Double: 21.979805</text:p>
            <text:p text:style-name="P14">Float: 31.514928</text:p>
          </table:table-cell>
        </table:table-row>
        <table:table-row table:style-name="Tabla1.2">
          <table:table-cell table:style-name="Tabla1.A4" office:value-type="string">
            <text:p text:style-name="P7">Quadatric3.c</text:p>
          </table:table-cell>
          <table:table-cell table:style-name="Tabla1.A4" office:value-type="string">
            <text:p text:style-name="P7">Double: 0.208390</text:p>
            <text:p text:style-name="P7">Float: 0.168932</text:p>
          </table:table-cell>
          <table:table-cell table:style-name="Tabla1.A4" office:value-type="string">
            <text:p text:style-name="P7">Double: 2.189530</text:p>
            <text:p text:style-name="P7">Float: 1.689139</text:p>
          </table:table-cell>
          <table:table-cell table:style-name="Tabla1.D4" office:value-type="string">
            <text:p text:style-name="P7">Double: 20.869793</text:p>
            <text:p text:style-name="P7">Float: 16.900701</text:p>
          </table:table-cell>
        </table:table-row>
      </table:table>
      <text:p text:style-name="P6"/>
      <text:p text:style-name="P8">Con todos los datos en papel, llego a la misma conclusión: Los cálculos con floats son mas rápidos que los cálculos con double, siempre y cuando se utilicen las funciones y los valores correctos para evitar casteos y conversiones innecesarias durante runtime.</text:p>
      <text:p text:style-name="P8"/>
      <text:p text:style-name="P8">Los floats son mas rápidos de trabajar, ocupan menos memoria que los valores double, pero sufren de una perdida de precisión. Los valores double, a pesar de sus trade-off, tienen la ventaja de dar resultados mas exactos al tener el doble de bits.</text:p>
      <text:p text:style-name="P8"/>
      <text:p text:style-name="P8"/>
      <text:p text:style-name="P8"/>
      <text:p text:style-name="P8"/>
      <text:p text:style-name="P8"/>
      <text:p text:style-name="P8"/>
      <text:p text:style-name="P15"><text:soft-page-break/>Punto 2.</text:p>
      <text:p text:style-name="P9"/>
      <text:p text:style-name="P9">Realizo las correcciones a los errores nombrados en el <text:span text:style-name="T12">código del punto 2</text:span>.</text:p>
      <text:p text:style-name="P9">Como baseline para las mejoras, voy a utilizar un N=<text:span text:style-name="T10">2048</text:span> y BS=8 en mi maquina local.</text:p>
      <text:p text:style-name="P9"/>
      <text:p text:style-name="P9">Antes de aplicar las correcciones, se vio un tiempo de <text:span text:style-name="T3">14.02239</text:span>.</text:p>
      <text:p text:style-name="P9"><text:line-break/>Se comienza por corregir la inicialización de MinA y MaxA, que no se inicializaban bien por un mal entendimiento del lenguaje de mi parte. Esto no debería afectar el rendimiento.</text:p>
      <text:p text:style-name="P11"/>
      <text:p text:style-name="P11"><text:span text:style-name="T14">S</text:span>e arregla el chequeo de mínimo y máximo con un if-else que estaba mal, <text:span text:style-name="T13">sencillamente</text:span> <text:span text:style-name="T13">removiendo </text:span>el else. En teoría esto podría afectar muy ligeramente el rendimiento, pero dará resultados correctos.<text:span text:style-name="T7"> </text:span><text:span text:style-name="T8">Tras </text:span><text:span text:style-name="T9">esta corrección</text:span><text:span text:style-name="T8">, se vio prácticamente el mismo numero.</text:span></text:p>
      <text:p text:style-name="P9"/>
      <text:p text:style-name="P10">La matriz DP2 usada para cachear D² ahora se define como float, para evitar muchísimos casteos innecesarios cada vez que se realiza el calculo. </text:p>
      <text:p text:style-name="P10"><text:span text:style-name="T11">Como corrección similar, por un error de codeo estaba casteando el escalar a int cada vez que se enviaba a la función, y allí se volvía a castear de nuevo a double cuando se utilizaba, así que también arregle eso. </text:span>Tras esta<text:span text:style-name="T11">s</text:span> correcciones se vio un tiempo de <text:span text:style-name="T3">13.35080</text:span>.</text:p>
      <text:p text:style-name="P17"/>
      <text:p text:style-name="P18">Procedo a agregar una variable `registro` dentro de las funciones mmblk. De esta forma se van sumando los valores de resultado a este registro y luego se le asignan por completo a la matriz resultado. Tras este cambio, se vio un tiempo de <text:span text:style-name="T4">13.12336</text:span>. </text:p>
      <text:p text:style-name="P20">Una mejora pequeña, pero tras varios intentos, consistente. No se porque vi el efecto contrario cuando intente esto para la primera entrega, tal vez tuvo que ver con los errores anteriores y sus casteos.</text:p>
      <text:p text:style-name="P18"/>
      <text:p text:style-name="P19">Se menciono que ejecutar ambos bloques de mmblk podria resultar en peor uso de la cache ya que se estan cargando valores de 5 arreglos a la vez. Por este motivo procedo a separarlos. <text:span text:style-name="T17">Tras este cambio, el tiempo mejora a </text:span><text:span text:style-name="T5">1</text:span><text:span text:style-name="T6">2</text:span><text:span text:style-name="T5">.</text:span><text:span text:style-name="T6">98</text:span><text:span text:style-name="T5">755</text:span><text:span text:style-name="T17">. Un cambio que de nuevo, parece menor, pero es consistente.</text:span></text:p>
      <text:p text:style-name="P21">Tambien me sorprende, porque pense que el beneficio de hacer todo en <text:span text:style-name="T19">el mismo iterador anidado </text:span>en vez de <text:span text:style-name="T19">en </text:span>dos seria mayor al de evitar cache misses, pero claramente me equivoque.</text:p>
      <text:p text:style-name="P19"/>
      <text:p text:style-name="P19"/>
      <text:p text:style-name="P19">// <text:span text:style-name="T15">TODO: Algo de mejorar los golpes de memoria en D²?? </text:span><text:span text:style-name="T16">No me acuer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4:31:43.018429289</meta:creation-date>
    <dc:date>2023-04-23T19:14:31.808109911</dc:date>
    <meta:editing-duration>PT39M55S</meta:editing-duration>
    <meta:editing-cycles>26</meta:editing-cycles>
    <meta:generator>LibreOffice/7.3.7.2$Linux_X86_64 LibreOffice_project/30$Build-2</meta:generator>
    <meta:document-statistic meta:table-count="1" meta:image-count="0" meta:object-count="0" meta:page-count="2" meta:paragraph-count="57" meta:word-count="671" meta:character-count="3939" meta:non-whitespace-character-count="3325"/>
  </office:meta>
</office:document-meta>
</file>